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DME</text:p>
      <text:p text:style-name="Standard"/>
      <text:p text:style-name="Standard"/>
      <text:p text:style-name="Standard">Setting up myPHPAdmin, running PHP files, and running the Healthy Living app:</text:p>
      <text:p text:style-name="Standard"/>
      <text:p text:style-name="Standard"/>
      <text:p text:style-name="Standard">1. <text:s text:c="3"/>Install MySQL on Windows (from the community edition link) and just go through with the default options. <text:s/>Use root as username with a blank password.<text:line-break/><text:line-break/><text:line-break/>2. <text:s text:c="4"/>To get PHPMyAdmin running on Windows, I installed WAMPServer. After installation, there was a WAMPServer icon on my notifications tray (next to wi-fi status, battery, etc). <text:s/>Click on that icon and then click on PHPMyAdmin. That should open up the phpMyAdmin page on your browser.<text:line-break/><text:line-break/><text:line-break/><text:line-break/>3. <text:s text:c="3"/>Make sure the current session is set to MySQL.<text:line-break/><text:line-break/><text:line-break/><text:line-break/>4. <text:s text:c="3"/>Within PHPMyAdmin, create a new database ('New' on the left of the screen). <text:s/>The app and PHP files are configured to work with database “heartrate” and three tables, “heartrate”, “patients”, and “threshold”.<text:line-break/>The “heartrate” table should have two columns, “Time” (MySQL time data type, length 3), and “Rate”(varchar, length &gt; 3).<text:line-break/>The “patient” table should also have two columns, “Name” (String, length &lt; 20) and “Age” (Int, length 3). <text:s/>Feel free to populate the patient table with whatever patients you might like, to be accessed from the patientselect.php page.<text:line-break/>The “threshold” table only requires one column, “threshold”. <text:s/>It should be Int length 3, and does not need any initial value, as the value can be changed from the refreshheartrate.php page.<text:line-break/><text:line-break/><text:line-break/><text:line-break/>5. <text:s text:c="3"/>Click on the user accounts tab, and create a new user. <text:s/>I used name 'xyz' and password 'pass', but you can change them as long as you edit the associated variables near the top of WearableControlActivity.java. <text:s/>Check all global privileges yes. <text:s/>Click on your database from the drop-down menu on the left, and then click on the privileges tab. <text:s/>Edit the user's privileges and be sure to grant administrative privilege (under the grant column). <text:s/>You are now down configuring everything outside of the android app. <text:s/>If you want, test out a couple of inserts or removes using the SQL tab.<text:line-break/><text:line-break/><text:line-break/><text:line-break/>6. <text:s text:c="3"/>Unzip the healthyliving app and open it as a project from within Android Studio.<text:line-break/><text:line-break/><text:line-break/><text:line-break/><text:line-break/>7. <text:s text:c="3"/>Make sure to change the IP address in WearableControlActivity's DB_URL string, jdbc:mysql://[change_this_part]:3306/heartrate. <text:s/>You'll find yours by using ipconfig in command prompt. <text:s/>It's the <text:soft-page-break/>Wi-Fi Ipv4 address.</text:p>
      <text:p text:style-name="Standard"><text:line-break/><text:line-break/>8. <text:s/>Build and run the app on any phone or emulated Android device with Android API 21 or above.<text:line-break/><text:line-break/>9. <text:s/>To run the associated PHP files, find the directory in which you installed your web server stack (either WAMP or MAMP), and copy them into the “www” directory. <text:s/>After copying, simply load “localhost/[filename.php]” in any web browser.</text:p>
      <text:p text:style-name="Standard"><text:line-break/></text:p>
      <text:p text:style-name="Standard"><text:line-break/>The app will detect any nearby Bluetooth devices, and any that allow access to any kind of heart rate monitoring functionality should have the relevant data stored within the same UUID, accessible by the app.<text:line-break/>(NOTE: Most heart rate monitoring devices do not give access to this raw data. We used a Polar OH1 specifically because it does offer this access. <text:s/>Many other Polar products do, as do a few smart watches, especially those produced by Samsung.)</text:p>
      <text:p text:style-name="Standard"/>
      <text:p text:style-name="Standard"><text:line-break/>Feel free to see what else you can detect! <text:s/>If you do have access to a device that does have heart rate data, it will automatically push the data to your server once it is selected within the app; there should be no further setup required. <text:s text:c="2"/>If you do not have access to such a device, you can always populate the “heartrate” database manually in order to toy around with the functionality of the PHP files.<text:line-break/></text:p>
      <text:p text:style-name="Standard"><text:line-break/>For any questions, please e-mail me at <text:a xlink:type="simple" xlink:href="mailto:kmp6372@louisiana.edu" text:style-name="Internet_20_link" text:visited-style-name="Visited_20_Internet_20_Link">kmp6372@louisiana.edu</text:a> – Kevin Pearson</text:p>
      <text:p text:style-name="Standard"><text:line-break/><text:line-break/>(P.S: Running the web server can also be done from within Mac or Linux, but enabling the remote administrative privileges required in order to push data from the app into the database is quite a hassle and is not recommen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Pearson</meta:initial-creator>
    <meta:creation-date>2017-12-10T00:02:01.45</meta:creation-date>
    <dc:date>2017-12-10T00:31:08.37</dc:date>
    <dc:creator>Kevin Pearson</dc:creator>
    <meta:editing-duration>PT12M56S</meta:editing-duration>
    <meta:editing-cycles>2</meta:editing-cycles>
    <meta:generator>OpenOffice/4.1.2$Win32 OpenOffice.org_project/412m3$Build-9782</meta:generator>
    <meta:document-statistic meta:table-count="0" meta:image-count="0" meta:object-count="0" meta:page-count="2" meta:paragraph-count="9" meta:word-count="620" meta:character-count="3757"/>
  </office:meta>
</office:document-meta>
</file>